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1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1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0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1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2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3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4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5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6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7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8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9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0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1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2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3" style:family="paragraph" style:parent-style-name="Standard" style:list-style-name="WWNum1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4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5" style:family="paragraph" style:parent-style-name="Standard">
      <style:paragraph-properties fo:margin-top="0.1665in" fo:margin-bottom="0.1665in" loext:contextual-spacing="false" fo:line-height="100%"/>
    </style:style>
    <style:style style:name="P46" style:family="paragraph" style:parent-style-name="Heading_20_1">
      <style:paragraph-properties fo:margin-top="0.3335in" fo:margin-bottom="0.0835in" loext:contextual-spacing="false" fo:line-height="100%" fo:text-align="center" style:justify-single-word="false" fo:keep-together="auto" fo:keep-with-next="auto"/>
    </style:style>
    <style:style style:name="P47" style:family="paragraph" style:parent-style-name="Heading_20_1" style:master-page-name="Standard">
      <style:paragraph-properties fo:margin-top="0.3335in" fo:margin-bottom="0.0835in" loext:contextual-spacing="false" fo:line-height="100%" fo:text-align="start" style:justify-single-word="false" fo:keep-together="auto" style:page-number="1" fo:keep-with-next="auto"/>
      <style:text-properties fo:font-size="23pt" fo:font-weight="bold" style:font-size-asian="23pt" style:font-weight-asian="bold" style:font-size-complex="23pt" style:font-weight-complex="bold"/>
    </style:style>
    <style:style style:name="P48" style:family="paragraph" style:parent-style-name="Heading_20_2">
      <style:paragraph-properties fo:margin-top="0.25in" fo:margin-bottom="0.0555in" loext:contextual-spacing="false" fo:line-height="100%" fo:keep-together="auto" fo:keep-with-next="auto"/>
      <style:text-properties fo:font-size="17pt" fo:font-weight="bold" style:font-size-asian="17pt" style:font-weight-asian="bold" style:font-size-complex="17pt" style:font-weight-complex="bold"/>
    </style:style>
    <style:style style:name="P49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50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51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50pt" fo:font-weight="bold" style:font-size-asian="50pt" style:font-weight-asian="bold" style:font-size-complex="5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17pt" fo:font-weight="bold" style:font-size-asian="17pt" style:font-weight-asian="bold" style:font-size-complex="17pt" style:font-weight-complex="bold"/>
    </style:style>
    <style:style style:name="T4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bookmark text:name="_prjeunaltu"/></text:p>
      <text:p text:style-name="P46"><text:bookmark text:name="_wd21kdr5kq63"/><text:span text:style-name="T1">Rapport</text:span></text:p>
      <text:p text:style-name="P46"><text:bookmark text:name="_7jupn9pkltx7"/><text:span text:style-name="T2">Validation de la correction et des performances de l’application</text:span></text:p>
      <text:p text:style-name="P48"><text:bookmark text:name="_9cpdy5sx2tru"/></text:p>
      <text:p text:style-name="P48"><text:bookmark text:name="_sy442b6njxr3"/></text:p>
      <text:p text:style-name="P48"><text:bookmark text:name="_wcjw7af6d2fg"/></text:p>
      <text:p text:style-name="P48"><text:bookmark text:name="_3nwxfysj2csa"/></text:p>
      <text:p text:style-name="P48"><text:bookmark text:name="_knwooll5i9q9"/></text:p>
      <text:p text:style-name="P48"><text:bookmark text:name="_5d0zqy7i9wop"/></text:p>
      <text:p text:style-name="P48"><text:bookmark text:name="_7bhvufe4xc7c"/></text:p>
      <text:p text:style-name="P49"><text:bookmark text:name="_9z5sy8lg9zak"/><text:span text:style-name="T3">Sommaire</text:span></text:p>
      <text:list xml:id="list245599970" text:style-name="WWNum10">
        <text:list-item>
          <text:p text:style-name="P1"><text:a xlink:type="simple" xlink:href="#_f1w444iz2f2j" text:style-name="ListLabel_20_136" text:visited-style-name="ListLabel_20_136">Introduction</text:a><text:line-break/></text:p>
        </text:list-item>
        <text:list-item>
          <text:p text:style-name="P16"><text:a xlink:type="simple" xlink:href="#_lxomxu9qgp2m" text:style-name="ListLabel_20_136" text:visited-style-name="ListLabel_20_136">Validation de la correction fonctionnelle</text:a><text:line-break/></text:p>
        </text:list-item>
        <text:list-item>
          <text:p text:style-name="P16"><text:a xlink:type="simple" xlink:href="#_s5hrd3i88o0h" text:style-name="ListLabel_20_136" text:visited-style-name="ListLabel_20_136">Validation des performances et de la consommation des ressources</text:a><text:line-break/></text:p>
        </text:list-item>
        <text:list-item>
          <text:p text:style-name="P16"><text:a xlink:type="simple" xlink:href="#_xk3omfxw3q4i" text:style-name="ListLabel_20_136" text:visited-style-name="ListLabel_20_136">Dimensionnement et déploiement</text:a><text:line-break/></text:p>
        </text:list-item>
        <text:list-item>
          <text:p text:style-name="P30"><text:a xlink:type="simple" xlink:href="#_7a375qmmy0y1" text:style-name="ListLabel_20_136" text:visited-style-name="ListLabel_20_136">Conclusion</text:a><text:line-break/></text:p>
        </text:list-item>
      </text:list>
      <text:p text:style-name="P48"><text:bookmark text:name="_58rd45t8lyfj"/></text:p>
      <text:p text:style-name="P48"><text:bookmark text:name="_eote8e290zxh"/></text:p>
      <text:p text:style-name="P48"><text:bookmark text:name="_z86q8kso35ag"/></text:p>
      <text:p text:style-name="P48"><text:bookmark text:name="_bgoxjvsj32e5"/></text:p>
      <text:p text:style-name="P48"><text:bookmark text:name="_kbcan1yzparn"/><text:soft-page-break/></text:p>
      <text:p text:style-name="P48"><text:bookmark text:name="_pp07wnvl0ju4"/></text:p>
      <text:p text:style-name="P48"><text:bookmark text:name="_gwswsinf59r5"/></text:p>
      <text:p text:style-name="P48"><text:bookmark text:name="_bj9mj6ytves0"/></text:p>
      <text:p text:style-name="P48"><text:bookmark text:name="_twefu7goinbb"/></text:p>
      <text:p text:style-name="P48"><text:bookmark text:name="_v2bjxcvjowhr"/></text:p>
      <text:p text:style-name="P48"><text:bookmark text:name="_yd57vfaxl9tk"/></text:p>
      <text:p text:style-name="P48"><text:bookmark text:name="_lb33hh3rnz9o"/></text:p>
      <text:p text:style-name="P49"><text:bookmark text:name="_f1w444iz2f2j"/><text:span text:style-name="T3">1. Introduction</text:span></text:p>
      <text:p text:style-name="P45">Ce rapport a pour objectif de présenter les méthodes mises en place pour démontrer la correction fonctionnelle et les performances de l’application.</text:p>
      <text:p text:style-name="P45">Il s’appuie sur :</text:p>
      <text:list xml:id="list1052713856" text:style-name="WWNum2">
        <text:list-item>
          <text:p text:style-name="P2">les choix de conception,<text:line-break/></text:p>
        </text:list-item>
        <text:list-item>
          <text:p text:style-name="P17">l’organisation des données,<text:line-break/></text:p>
        </text:list-item>
        <text:list-item>
          <text:p text:style-name="P17">les mécanismes de validation (assertions, tests),<text:line-break/></text:p>
        </text:list-item>
        <text:list-item>
          <text:p text:style-name="P31">l’analyse des performances et du dimensionnement.<text:line-break/></text:p>
        </text:list-item>
      </text:list>
      <text:p text:style-name="P45">L’objectif final est de garantir une application fiable, performante et capable de monter en charge.</text:p>
      <text:p text:style-name="Standard"><draw:rect text:anchor-type="as-char" style:rel-width="100%" draw:z-index="0" draw:style-name="gr1" draw:text-style-name="P51" svg:width="0.0012in" svg:height="0.0213in"><text:p/></draw:rect></text:p>
      <text:p text:style-name="P49"><text:bookmark text:name="_lxomxu9qgp2m"/><text:span text:style-name="T3">2. Validation de la correction fonctionnelle</text:span></text:p>
      <text:p text:style-name="P50"><text:bookmark text:name="_i9pw23jnjj15"/><text:span text:style-name="T4">2.1 Fonctionnalités attendues</text:span></text:p>
      <text:p text:style-name="P45">Lister les principales fonctionnalités de l’application.<text:line-break/> Pour chaque fonctionnalité, expliquer brièvement :</text:p>
      <text:list xml:id="list1201623761" text:style-name="WWNum13">
        <text:list-item>
          <text:p text:style-name="P3">ce qu’elle permet de faire,<text:line-break/></text:p>
        </text:list-item>
        <text:list-item>
          <text:p text:style-name="P32"><text:soft-page-break/>dans quel contexte elle est utilisée.<text:line-break/></text:p>
        </text:list-item>
      </text:list>
      <text:p text:style-name="P45">Présenter ensuite, sous forme de tableau, les éléments suivants :</text:p>
      <text:list xml:id="list2507077129" text:style-name="WWNum14">
        <text:list-item>
          <text:p text:style-name="P4">fonctionnalité,<text:line-break/></text:p>
        </text:list-item>
        <text:list-item>
          <text:p text:style-name="P18">préconditions (conditions nécessaires pour pouvoir l’utiliser),<text:line-break/></text:p>
        </text:list-item>
        <text:list-item>
          <text:p text:style-name="P18">résultat attendu,<text:line-break/></text:p>
        </text:list-item>
        <text:list-item>
          <text:p text:style-name="P33">résultat obtenu lors des tests ou de l’utilisation.<text:line-break/></text:p>
        </text:list-item>
      </text:list>
      <text:p text:style-name="P45"><draw:rect text:anchor-type="as-char" style:rel-width="100%" draw:z-index="1" draw:style-name="gr2" draw:text-style-name="P51" svg:width="0.0012in" svg:height="0.0213in"><text:p/></draw:rect></text:p>
      <text:p text:style-name="P50"><text:bookmark text:name="_hv8hcpm2k18c"/><text:span text:style-name="T4">2.2 Préconditions d’utilisation</text:span></text:p>
      <text:p text:style-name="P45">Décrire les conditions nécessaires au bon fonctionnement de l’application, par exemple :</text:p>
      <text:list xml:id="list593470007" text:style-name="WWNum9">
        <text:list-item>
          <text:p text:style-name="P5">état initial des données,<text:line-break/></text:p>
        </text:list-item>
        <text:list-item>
          <text:p text:style-name="P19">droits ou rôles utilisateur,<text:line-break/></text:p>
        </text:list-item>
        <text:list-item>
          <text:p text:style-name="P19">configuration requise,<text:line-break/></text:p>
        </text:list-item>
        <text:list-item>
          <text:p text:style-name="P34">ordre d’exécution des actions.<text:line-break/></text:p>
        </text:list-item>
      </text:list>
      <text:p text:style-name="P45">Montrer que ces préconditions sont connues et prises en compte dans l’application.</text:p>
      <text:p text:style-name="P45"><draw:rect text:anchor-type="as-char" style:rel-width="100%" draw:z-index="2" draw:style-name="gr2" draw:text-style-name="P51" svg:width="0.0012in" svg:height="0.0213in"><text:p/></draw:rect></text:p>
      <text:p text:style-name="P50"><text:bookmark text:name="_8c4i7uxvbagd"/><text:span text:style-name="T4">2.3 Justification par les choix de conception</text:span></text:p>
      <text:p text:style-name="P45">Expliquer en quoi les choix de conception garantissent la correction fonctionnelle :</text:p>
      <text:list xml:id="list716630822" text:style-name="WWNum1">
        <text:list-item>
          <text:p text:style-name="P6">architecture de l’application,<text:line-break/></text:p>
        </text:list-item>
        <text:list-item>
          <text:p text:style-name="P20">organisation des composants,<text:line-break/></text:p>
        </text:list-item>
        <text:list-item>
          <text:p text:style-name="P20">modèles de données,<text:line-break/></text:p>
        </text:list-item>
        <text:list-item>
          <text:p text:style-name="P35">séparation des responsabilités.<text:line-break/></text:p>
        </text:list-item>
      </text:list>
      <text:p text:style-name="P45"><text:soft-page-break/>Faire le lien entre les besoins exprimés et les fonctionnalités réellement implémentées.</text:p>
      <text:p text:style-name="P45"><draw:rect text:anchor-type="as-char" style:rel-width="100%" draw:z-index="3" draw:style-name="gr2" draw:text-style-name="P51" svg:width="0.0012in" svg:height="0.0213in"><text:p/></draw:rect></text:p>
      <text:p text:style-name="P50"><text:bookmark text:name="_4ud23tyidny6"/><text:span text:style-name="T4">2.4 Vérification par le code (assertions et tests)</text:span></text:p>
      <text:p text:style-name="P45">Décrire les moyens utilisés pour vérifier la correction :</text:p>
      <text:list xml:id="list3766617888" text:style-name="WWNum8">
        <text:list-item>
          <text:p text:style-name="P7">assertions intégrées dans le code, si présentes,<text:line-break/></text:p>
        </text:list-item>
        <text:list-item>
          <text:p text:style-name="P21">tests unitaires,<text:line-break/></text:p>
        </text:list-item>
        <text:list-item>
          <text:p text:style-name="P21">tests fonctionnels,<text:line-break/></text:p>
        </text:list-item>
        <text:list-item>
          <text:p text:style-name="P36">tests manuels.<text:line-break/></text:p>
        </text:list-item>
      </text:list>
      <text:p text:style-name="P45">Expliquer ce que ces vérifications permettent de contrôler, par exemple la validité des données ou le respect des préconditions.</text:p>
      <text:p text:style-name="P45"><draw:rect text:anchor-type="as-char" style:rel-width="100%" draw:z-index="4" draw:style-name="gr2" draw:text-style-name="P51" svg:width="0.0012in" svg:height="0.0213in"><text:p/></draw:rect></text:p>
      <text:p text:style-name="P49"><text:bookmark text:name="_s5hrd3i88o0h"/><text:span text:style-name="T3">3. Validation des performances et de la consommation des ressources</text:span></text:p>
      <text:p text:style-name="P50"><text:bookmark text:name="_dlps6zr2201"/><text:span text:style-name="T4">3.1 Organisation et construction des données</text:span></text:p>
      <text:p text:style-name="P45">Expliquer comment les données sont organisées et construites :</text:p>
      <text:list xml:id="list1301495832" text:style-name="WWNum4">
        <text:list-item>
          <text:p text:style-name="P8">normalisation des données (troisième forme normale),<text:line-break/></text:p>
        </text:list-item>
        <text:list-item>
          <text:p text:style-name="P22">limitation des redondances,<text:line-break/></text:p>
        </text:list-item>
        <text:list-item>
          <text:p text:style-name="P37">cohérence des relations entre les données.<text:line-break/></text:p>
        </text:list-item>
      </text:list>
      <text:p text:style-name="P45">Montrer que cette organisation permet de limiter les traitements inutiles.</text:p>
      <text:p text:style-name="P45"><draw:rect text:anchor-type="as-char" style:rel-width="100%" draw:z-index="5" draw:style-name="gr2" draw:text-style-name="P51" svg:width="0.0012in" svg:height="0.0213in"><text:p/></draw:rect></text:p>
      <text:p text:style-name="P50"><text:bookmark text:name="_6u8gmch64a0j"/><text:span text:style-name="T4">3.2 Choix du SGBD et traitements optimisés</text:span></text:p>
      <text:p text:style-name="P45">Justifier le choix du système de gestion de base de données.<text:line-break/> Expliquer comment les traitements sont optimisés :</text:p>
      <text:list xml:id="list2472137442" text:style-name="WWNum7">
        <text:list-item>
          <text:p text:style-name="P9">requêtes efficaces,<text:line-break/></text:p>
        </text:list-item>
        <text:list-item>
          <text:p text:style-name="P23"><text:soft-page-break/>index éventuels,<text:line-break/></text:p>
        </text:list-item>
        <text:list-item>
          <text:p text:style-name="P38">procédures spécifiques si utilisées.<text:line-break/></text:p>
        </text:list-item>
      </text:list>
      <text:p text:style-name="P45">Montrer que le SGBD est adapté aux volumes de données et aux usages prévus.</text:p>
      <text:p text:style-name="P45"><draw:rect text:anchor-type="as-char" style:rel-width="100%" draw:z-index="6" draw:style-name="gr2" draw:text-style-name="P51" svg:width="0.0012in" svg:height="0.0213in"><text:p/></draw:rect></text:p>
      <text:p text:style-name="P50"><text:bookmark text:name="_bnf8eclx0mcv"/><text:span text:style-name="T4">3.3 Identification des points coûteux</text:span></text:p>
      <text:p text:style-name="P45">Identifier les parties de l’application susceptibles de consommer du temps ou de la mémoire :</text:p>
      <text:list xml:id="list1143691834" text:style-name="WWNum11">
        <text:list-item>
          <text:p text:style-name="P10">traitements sur de grands volumes de données,<text:line-break/></text:p>
        </text:list-item>
        <text:list-item>
          <text:p text:style-name="P24">accès fréquents à la base,<text:line-break/></text:p>
        </text:list-item>
        <text:list-item>
          <text:p text:style-name="P24">affichage des vues,<text:line-break/></text:p>
        </text:list-item>
        <text:list-item>
          <text:p text:style-name="P24">gestion des images,<text:line-break/></text:p>
        </text:list-item>
        <text:list-item>
          <text:p text:style-name="P39">enchaînement des écrans.<text:line-break/></text:p>
        </text:list-item>
      </text:list>
      <text:p text:style-name="P45">Expliquer pourquoi ces éléments sont potentiellement coûteux.</text:p>
      <text:p text:style-name="P45"><draw:rect text:anchor-type="as-char" style:rel-width="100%" draw:z-index="7" draw:style-name="gr2" draw:text-style-name="P51" svg:width="0.0012in" svg:height="0.0213in"><text:p/></draw:rect></text:p>
      <text:p text:style-name="P50"><text:bookmark text:name="_jpin5v2e9cgv"/><text:span text:style-name="T4">3.4 Montée en charge</text:span></text:p>
      <text:p text:style-name="P45">Décrire les situations possibles de montée en charge :</text:p>
      <text:list xml:id="list2845754795" text:style-name="WWNum5">
        <text:list-item>
          <text:p text:style-name="P11">augmentation du nombre d’utilisateurs,<text:line-break/></text:p>
        </text:list-item>
        <text:list-item>
          <text:p text:style-name="P25">pics d’activité,<text:line-break/></text:p>
        </text:list-item>
        <text:list-item>
          <text:p text:style-name="P40">accès concurrents aux données.<text:line-break/></text:p>
        </text:list-item>
      </text:list>
      <text:p text:style-name="P45">Expliquer comment l’application peut gérer ces situations sans dégrader excessivement les temps de réponse.</text:p>
      <text:p text:style-name="P45"><draw:rect text:anchor-type="as-char" style:rel-width="100%" draw:z-index="8" draw:style-name="gr2" draw:text-style-name="P51" svg:width="0.0012in" svg:height="0.0213in"><text:p/></draw:rect></text:p>
      <text:p text:style-name="P49"><text:bookmark text:name="_xk3omfxw3q4i"/><text:span text:style-name="T3">4. Dimensionnement et déploiement</text:span></text:p>
      <text:p text:style-name="P50"><text:bookmark text:name="_840m3zge1693"/><text:soft-page-break/><text:span text:style-name="T4">4.1 Plan de dimensionnement</text:span></text:p>
      <text:p text:style-name="P45">Expliquer comment le dimensionnement des serveurs a été envisagé :</text:p>
      <text:list xml:id="list2179452359" text:style-name="WWNum3">
        <text:list-item>
          <text:p text:style-name="P12">stockage des données dans le temps,<text:line-break/></text:p>
        </text:list-item>
        <text:list-item>
          <text:p text:style-name="P26">nombre d’utilisateurs,<text:line-break/></text:p>
        </text:list-item>
        <text:list-item>
          <text:p text:style-name="P41">fréquence des accès.<text:line-break/></text:p>
        </text:list-item>
      </text:list>
      <text:p text:style-name="P45">Montrer que le dimensionnement est cohérent avec les besoins actuels et futurs.</text:p>
      <text:p text:style-name="P45"><draw:rect text:anchor-type="as-char" style:rel-width="100%" draw:z-index="9" draw:style-name="gr2" draw:text-style-name="P51" svg:width="0.0012in" svg:height="0.0213in"><text:p/></draw:rect></text:p>
      <text:p text:style-name="P50"><text:bookmark text:name="_2sm6a7bynvn6"/><text:span text:style-name="T4">4.2 Organisation des données et déploiement serveur</text:span></text:p>
      <text:p text:style-name="P45">Décrire l’organisation des données et le déploiement :</text:p>
      <text:list xml:id="list3900835008" text:style-name="WWNum6">
        <text:list-item>
          <text:p text:style-name="P13">répartition entre serveur applicatif et serveur de données,<text:line-break/></text:p>
        </text:list-item>
        <text:list-item>
          <text:p text:style-name="P27">communication avec le SGBD,<text:line-break/></text:p>
        </text:list-item>
        <text:list-item>
          <text:p text:style-name="P42">cohérence entre architecture logicielle et architecture serveur.<text:line-break/></text:p>
        </text:list-item>
      </text:list>
      <text:p text:style-name="P45"><draw:rect text:anchor-type="as-char" style:rel-width="100%" draw:z-index="10" draw:style-name="gr2" draw:text-style-name="P51" svg:width="0.0012in" svg:height="0.0213in"><text:p/></draw:rect></text:p>
      <text:p text:style-name="P50"><text:bookmark text:name="_jfhtgxgj34kt"/><text:span text:style-name="T4">4.3 Impact du choix d’hébergement</text:span></text:p>
      <text:p text:style-name="P45">Analyser l’impact du choix d’hébergement :</text:p>
      <text:list xml:id="list3197409496" text:style-name="WWNum15">
        <text:list-item>
          <text:p text:style-name="P14">hébergement local ou distant,<text:line-break/></text:p>
        </text:list-item>
        <text:list-item>
          <text:p text:style-name="P28">latence réseau,<text:line-break/></text:p>
        </text:list-item>
        <text:list-item>
          <text:p text:style-name="P43">conséquences sur les temps de réponse.<text:line-break/></text:p>
        </text:list-item>
      </text:list>
      <text:p text:style-name="P45">Expliquer les choix effectués ou envisagés.</text:p>
      <text:p text:style-name="P45"><draw:rect text:anchor-type="as-char" style:rel-width="100%" draw:z-index="11" draw:style-name="gr2" draw:text-style-name="P51" svg:width="0.0012in" svg:height="0.0213in"><text:p/></draw:rect></text:p>
      <text:p text:style-name="P49"><text:bookmark text:name="_7a375qmmy0y1"/><text:span text:style-name="T3">5. Conclusion</text:span></text:p>
      <text:p text:style-name="P45"><text:soft-page-break/>Faire un bilan global :</text:p>
      <text:list xml:id="list2216125528" text:style-name="WWNum12">
        <text:list-item>
          <text:p text:style-name="P15">validation de la correction fonctionnelle,<text:line-break/></text:p>
        </text:list-item>
        <text:list-item>
          <text:p text:style-name="P29">maîtrise des performances,<text:line-break/></text:p>
        </text:list-item>
        <text:list-item>
          <text:p text:style-name="P44">adéquation du dimensionnement.<text:line-break/></text:p>
        </text:list-item>
      </text:list>
      <text:p text:style-name="P45">Mentionner les limites éventuelles et les pistes d’améliorati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10" meta:word-count="649" meta:character-count="4387" meta:non-whitespace-character-count="3834"/>
    <meta:generator>LibreOfficeDev/6.0.5.2$Linux_X86_64 LibreOffice_project/</meta:generator>
  </office:meta>
</office:document-meta>
</file>